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C rat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define ADC1IDX_HIGHVOLT1 <text:s text:c="4"/>0 <text:s text:c="2"/>// PA1 IN1 <text:s/>- Battery 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ADC1IDX_HIGHVOLT2 <text:s text:c="4"/>1 <text:s text:c="2"/>// PA2 IN2 <text:s/>- DMOC 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ADC1IDX_HIGHVOLT3 <text:s text:c="4"/>2 <text:s text:c="2"/>// PA3 IN3 <text:s/>- DMOC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ADC1IDX_HIGHVOLT4 <text:s text:c="4"/>3 <text:s text:c="2"/>// PA4 IN4 <text:s/>- sp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ADC1IDX_INTERNALTEMP <text:s/>4 <text:s text:c="2"/>// IN17 <text:s text:c="4"/>- Internal temperature 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define ADC1IDX_INTERNALVREF <text:s/>5 <text:s text:c="2"/>// IN18 <text:s text:c="4"/>- Internal voltage refere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DC clk (MHz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333333333333" calcext:value-type="float">
            <text:p>5.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mple cycle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8.5" calcext:value-type="float">
            <text:p>29</text:p>
          </table:table-cell>
          <table:table-cell table:style-name="ce1" table:formula="of:=[.C13]+12.5" office:value-type="float" office:value="41" calcext:value-type="float">
            <text:p>41</text:p>
          </table:table-cell>
          <table:table-cell table:style-name="ce2" table:formula="of:=[.D13]*(1/[.E$11])" office:value-type="float" office:value="7.68750000000048" calcext:value-type="float">
            <text:p>7.688</text:p>
          </table:table-cell>
          <table:table-cell/>
        </table:table-row>
        <table:table-row table:style-name="ro1">
          <table:table-cell/>
          <table:table-cell table:formula="of:=[.B13]+1" office:value-type="float" office:value="2" calcext:value-type="float">
            <text:p>2</text:p>
          </table:table-cell>
          <table:table-cell table:style-name="ce1" office:value-type="float" office:value="28.5" calcext:value-type="float">
            <text:p>29</text:p>
          </table:table-cell>
          <table:table-cell table:style-name="ce1" table:formula="of:=[.C14]+12.5" office:value-type="float" office:value="41" calcext:value-type="float">
            <text:p>41</text:p>
          </table:table-cell>
          <table:table-cell table:style-name="ce2" table:formula="of:=[.D14]*(1/[.E$11])" office:value-type="float" office:value="7.68750000000048" calcext:value-type="float">
            <text:p>7.688</text:p>
          </table:table-cell>
          <table:table-cell/>
        </table:table-row>
        <table:table-row table:style-name="ro1">
          <table:table-cell/>
          <table:table-cell table:formula="of:=[.B14]+1" office:value-type="float" office:value="3" calcext:value-type="float">
            <text:p>3</text:p>
          </table:table-cell>
          <table:table-cell table:style-name="ce1" office:value-type="float" office:value="28.5" calcext:value-type="float">
            <text:p>29</text:p>
          </table:table-cell>
          <table:table-cell table:style-name="ce1" table:formula="of:=[.C15]+12.5" office:value-type="float" office:value="41" calcext:value-type="float">
            <text:p>41</text:p>
          </table:table-cell>
          <table:table-cell table:style-name="ce2" table:formula="of:=[.D15]*(1/[.E$11])" office:value-type="float" office:value="7.68750000000048" calcext:value-type="float">
            <text:p>7.688</text:p>
          </table:table-cell>
          <table:table-cell/>
        </table:table-row>
        <table:table-row table:style-name="ro1">
          <table:table-cell/>
          <table:table-cell table:formula="of:=[.B15]+1" office:value-type="float" office:value="4" calcext:value-type="float">
            <text:p>4</text:p>
          </table:table-cell>
          <table:table-cell table:style-name="ce1" office:value-type="float" office:value="28.5" calcext:value-type="float">
            <text:p>29</text:p>
          </table:table-cell>
          <table:table-cell table:style-name="ce1" table:formula="of:=[.C16]+12.5" office:value-type="float" office:value="41" calcext:value-type="float">
            <text:p>41</text:p>
          </table:table-cell>
          <table:table-cell table:style-name="ce2" table:formula="of:=[.D16]*(1/[.E$11])" office:value-type="float" office:value="7.68750000000048" calcext:value-type="float">
            <text:p>7.688</text:p>
          </table:table-cell>
          <table:table-cell/>
        </table:table-row>
        <table:table-row table:style-name="ro1">
          <table:table-cell/>
          <table:table-cell table:formula="of:=[.B16]+1" office:value-type="float" office:value="5" calcext:value-type="float">
            <text:p>5</text:p>
          </table:table-cell>
          <table:table-cell table:style-name="ce1" office:value-type="float" office:value="239.5" calcext:value-type="float">
            <text:p>240</text:p>
          </table:table-cell>
          <table:table-cell table:style-name="ce1" table:formula="of:=[.C17]+12.5" office:value-type="float" office:value="252" calcext:value-type="float">
            <text:p>252</text:p>
          </table:table-cell>
          <table:table-cell table:style-name="ce2" table:formula="of:=[.D17]*(1/[.E$11])" office:value-type="float" office:value="47.2500000000029" calcext:value-type="float">
            <text:p>47.250</text:p>
          </table:table-cell>
          <table:table-cell/>
        </table:table-row>
        <table:table-row table:style-name="ro1">
          <table:table-cell/>
          <table:table-cell table:formula="of:=[.B17]+1" office:value-type="float" office:value="6" calcext:value-type="float">
            <text:p>6</text:p>
          </table:table-cell>
          <table:table-cell table:style-name="ce1" office:value-type="float" office:value="239.5" calcext:value-type="float">
            <text:p>240</text:p>
          </table:table-cell>
          <table:table-cell table:style-name="ce1" table:formula="of:=[.C18]+12.5" office:value-type="float" office:value="252" calcext:value-type="float">
            <text:p>252</text:p>
          </table:table-cell>
          <table:table-cell table:style-name="ce2" table:formula="of:=[.D18]*(1/[.E$11])" office:value-type="float" office:value="47.2500000000029" calcext:value-type="float">
            <text:p>47.2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per scan</text:p>
          </table:table-cell>
          <table:table-cell table:formula="of:=SUM([.E13:.E18])" office:value-type="float" office:value="125.250000000008" calcext:value-type="float">
            <text:p>125.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*16</text:p>
          </table:table-cell>
          <table:table-cell table:formula="of:=[.E20]*16" office:value-type="float" office:value="2004.00000000013" calcext:value-type="float">
            <text:p>2004.000000000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 sec</text:p>
          </table:table-cell>
          <table:table-cell table:formula="of:=1000000/[.E21]" office:value-type="float" office:value="499.001996007953" calcext:value-type="float">
            <text:p>499.001996008</text:p>
          </table:table-cell>
          <table:table-cell table:formula="of:=1/[.E22]" office:value-type="float" office:value="0.00200400000000012" calcext:value-type="float">
            <text:p>0.00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 style:data-style-name="N2" text:time-value="21:05:44.485760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0:32:52.960242248</meta:creation-date>
    <meta:editing-duration>PT10M32S</meta:editing-duration>
    <meta:editing-cycles>4</meta:editing-cycles>
    <meta:generator>LibreOffice/5.1.6.2$Linux_X86_64 LibreOffice_project/10m0$Build-2</meta:generator>
    <dc:date>2019-12-15T21:09:58.447481802</dc:date>
    <meta:document-statistic meta:table-count="1" meta:cell-count="42" meta:object-count="0"/>
  </office:meta>
</office:document-meta>
</file>